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0.344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order and formatLang(o.date_order,date=True) or ' 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order_line&quot;&gt;">&lt;for each="line in o.order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draw:frame draw:style-name="fr5" draw:name="Frame8" text:anchor-type="paragraph" svg:x="2.436cm" svg:y="13.324cm" svg:width="11.956cm" draw:z-index="8"><draw:text-box fo:min-height="1.021cm"><text:p text:style-name="Frame_20_contents">BCI</text:p><text:p text:style-name="Frame_20_contents">17499 <text:s/>00010 <text:s/>20596602014 <text:s/>93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2-16T02:00:47</dc:date>
    <meta:editing-duration>PT3H18M14S</meta:editing-duration>
    <meta:editing-cycles>84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6" meta:word-count="22" meta:character-count="261" meta:non-whitespace-character-count="249"/>
  </office:meta>
</office:document-meta>
</file>